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1"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2"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3"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4"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0">setelah tujuan kmu tentukan saat nya menentukan task atau tugas yang akan kamu lakukan untuk mencapai tujuan itu.</text:p>
      <text:p text:style-name="P10"/>
      <text:p text:style-name="P10">Yang pertama adalah, buat rincian setiap tujuan untuk menjadi pekerjaan yang dapat dikelola. Selanjutnya buat skala prioritas, yang dikelola terlebih dahulu, yang mana diakhirkan. </text:p>
      <text:p text:style-name="P10"/>
      <text:p text:style-name="P10">Kemudian buat urutan pekerjaan, karena dengan urutan pekerjaan tersebut, anda dapat mengerjakannya dengan lebih baik. Dan yang terakhir, estimasi waktu untuk melakukan pekerjaan tersebut agar tujuan kamu tercapai dengan baik.</text:p>
      <text:p text:style-name="P10"/>
      <text:p text:style-name="P10">Orang dengan performa kerja tinggi akan memikirkan masa depan mereka dalam jangka waktu 10-20 tahun mendatang, menurut Dr Edward Banfield. Apakah anda seperti itu? Sudah kah anda tentukan apa sih goals mu untuk 10-20 tahun mendatang? </text:p>
      <text:p text:style-name="P10"/>
      <text:p text:style-name="P11">Dalam time management method, ada 4D efektivitas menurut Brian Tracy</text:p>
      <text:p text:style-name="P11"/>
      <text:p text:style-name="P11">pertama ada, desire atau keinginan. Yang kedua ada decisiveness atau ketegasan. Yang ketiga ada determination atau tekad. Yang terakhir ada dicipline. </text:p>
      <text:p text:style-name="P11"/>
      <text:p text:style-name="P11">Jadi untuk mencapai tujuan tersebut anda harus punya keinginan yang kuat, harus tegas dalam pencapaiannya harus punya tekad yang tinggi dan terakhir anda harus disiplin. </text:p>
      <text:p text:style-name="P11"/>
      <text:p text:style-name="P11">Time management method itu anda harus punya urutan-urutan tersendiri dalam penyelesainnya.</text:p>
      <text:p text:style-name="P11">Yang pertama, plan atau buat rencana yang matang. Yang kedua organize, pikirkan segala faktor eksternal yang dapat dilakukan untuk mencapai tujuan nya. </text:p>
      <text:p text:style-name="P11"/>
      <text:p text:style-name="P11">Yang ketiga itu staff, bekerja sama dengan rekan kerja, jadi tidak bisa diselesaikan sendiri. Anda harus mencari tim terbaik untuk menyelesaikannya.</text:p>
      <text:p text:style-name="P11"/>
      <text:p text:style-name="P11">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1"/>
      <text:p text:style-name="P11"/>
      <text:p text:style-name="P11"/>
      <text:p text:style-name="P11"/>
      <text:p text:style-name="P12"><text:soft-page-break/>The psychology of time management ada tiga, time management style atau tipe pembelajar dikelompokkan menjadi:</text:p>
      <text:p text:style-name="P12"/>
      <text:p text:style-name="P12">yang pertama visual type, yang mempelajari sesuatu lebih baik dengan menggunakan indra penglihatan </text:p>
      <text:p text:style-name="P12">yang kedua auditory type, mengandalkan pendengaran untuk memahami sesuatu</text:p>
      <text:p text:style-name="P12">yang ketiga, tactile style, yang menggunakan rasa dari sentuhan.</text:p>
      <text:p text:style-name="P12"/>
      <text:p text:style-name="P12">Kira-kira anda tipe pembelajar yang mana? <text:span text:style-name="T10">Dengan anda mengetahui tipe anda, anda akan dapat melakukan time management dengan lebih baik. </text:span></text:p>
      <text:p text:style-name="P12"/>
      <text:p text:style-name="P12"/>
      <text:p text:style-name="P9">Effective Time Management</text:p>
      <text:p text:style-name="P9"/>
      <text:p text:style-name="P13">Dalam mensukseskan time management anda harus pintar dalam meng-kategorikan pekerjaan.</text:p>
      <text:p text:style-name="P13">Nah menurut Matrix Eisenhower, pekerjaan dapat dikategorikan berdasarkan tingkat kepentingan nya atau berdasarkan tergantung mendesak atau tidak. Dibagi menjadi empat kuadran. </text:p>
      <text:p text:style-name="P13"/>
      <text:p text:style-name="P13">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3"/>
      <text:p text:style-name="P14">Effective time management, nah hal-hal apa yang harus diperhatikan sebelum anda membuat jadwal. </text:p>
      <text:p text:style-name="P14"/>
      <text:p text:style-name="P14">1. prioritas berada diurutan pertama</text:p>
      <text:p text:style-name="P14">2. anda harus menjadwalkan itu sebagian hari </text:p>
      <text:p text:style-name="P14">3. mengerjakan pekerjaan serupa dalam satu waktu serta mengerjakan pekerjaan yang belum selesai dengan menggunakan alokasi waktu pekerjaan prioritas rendah.</text:p>
      <text:p text:style-name="P14"/>
      <text:p text:style-name="P14">Strategi menyelesaikan pekerjaan di tengah jadwal rapat yang padat, itu ada 2 :</text:p>
      <text:p text:style-name="P14">yang pertama, menggunakan daftar pekerjaan yang sudah di breakdown sebagai panduan anda</text:p>
      <text:p text:style-name="P14">yang kedua, block of time, menyediakan rentang waktu tertentu yang tidak diganggu oleh jadwal lain. </text:p>
      <text:p text:style-name="P14"/>
      <text:p text:style-name="P14">Seperti itu kita mengatur time management. Apakah kira-kira anda sudah memulain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07T15:17:24.311896455</dc:date>
    <meta:editing-duration>PT1H18M8S</meta:editing-duration>
    <meta:editing-cycles>11</meta:editing-cycles>
    <meta:generator>LibreOffice/7.2.5.2$Linux_X86_64 LibreOffice_project/20$Build-2</meta:generator>
    <meta:document-statistic meta:table-count="0" meta:image-count="0" meta:object-count="0" meta:page-count="3" meta:paragraph-count="47" meta:word-count="957" meta:character-count="6759" meta:non-whitespace-character-count="5828"/>
  </office:meta>
</office:document-meta>
</file>